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380100002E4475E67D2D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GungsuhChe" svg:font-family="GungsuhChe" style:font-family-generic="modern" style:font-pitch="fixed"/>
    <style:font-face style:name="Atomic Sushi" svg:font-family="'Atomic Sushi'" style:font-pitch="variable"/>
    <style:font-face style:name="Chow Fun" svg:font-family="'Chow Fun'" style:font-pitch="variable"/>
    <style:font-face style:name="Chow Fun2" svg:font-family="'Chow Fun'" style:font-adornments="Bold" style:font-pitch="variable"/>
    <style:font-face style:name="Chow Fun1" svg:font-family="'Chow Fun'" style:font-adornments="Regular" style:font-pitch="variable"/>
    <style:font-face style:name="Fontasia" svg:font-family="Fontasia" style:font-pitch="variable"/>
    <style:font-face style:name="StickRice" svg:font-family="StickRice" style:font-pitch="variable"/>
    <style:font-face style:name="Times New Roman" svg:font-family="'Times New Roman'" style:font-family-generic="roman" style:font-pitch="variable"/>
    <style:font-face style:name="Fat Sushi" svg:font-family="'Fat Sushi'" style:font-family-generic="script" style:font-pitch="variable"/>
    <style:font-face style:name="Arial" svg:font-family="Arial" style:font-family-generic="swiss" style:font-pitch="variable"/>
    <style:font-face style:name="Samurai" svg:font-family="Samura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 style:master-page-name="Right_20_Page">
      <style:paragraph-properties fo:margin-top="0cm" fo:margin-bottom="0cm" style:page-number="auto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The amazing time-machine!</text:h>
      <text:p text:style-name="Standard">This challenge is an important part of your quest to become a programmer.</text:p>
      <text:p text:style-name="Standard">It’s important because you’ll learn an amazing secret.</text:p>
      <text:p text:style-name="Standard">No matter how far and how fast you go, you can always retrace your steps … </text:p>
      <text:h text:style-name="Heading_20_2" text:outline-level="2">Your challenge</text:h>
      <text:h text:style-name="Heading_20_3" text:outline-level="3">Pick a name!</text:h>
      <text:p text:style-name="Standard"><text:span text:style-name="_5f_step">1.</text:span> <text:s/>Pick a Dojo Shrekname from the list.</text:p>
      <text:p text:style-name="Standard">This will be your identity within CoderDojo Bray.</text:p>
      <text:p text:style-name="Standard"><text:span text:style-name="_5f_step">2.</text:span> <text:s/>Set up Windows Git or Mac Git (they are on the datakey)</text:p>
      <text:p text:style-name="Standard">These programs will allow you to connect to <text:span text:style-name="_5f_step">GitHub</text:span>.</text:p>
      <text:p text:style-name="Standard">What do you think GitHub is? Can you figure it out by working with the other Kohai in your team?</text:p>
      <text:p text:style-name="Standard"><text:span text:style-name="_5f_step">Tip: </text:span>Google is your friend! </text:p>
      <text:h text:style-name="Heading_20_3" text:outline-level="3">Log in to GitHub</text:h>
      <text:p text:style-name="Standard"><draw:frame draw:style-name="fr1" draw:name="graphics1" text:anchor-type="paragraph" svg:x="6.572cm" svg:y="1.602cm" svg:width="11.269cm" svg:height="9.31cm" draw:z-index="0"><draw:image xlink:href="Pictures/200000090000380100002E4475E67D2D.svm" xlink:type="simple" xlink:show="embed" xlink:actuate="onLoad"/></draw:frame><text:span text:style-name="_5f_step">3.</text:span> <text:s/>Once you’ve set it up, login to GitHub. Your username is <text:span text:style-name="_5f_code">dojo-[Shrekname]</text:span>, e.g. dojo-snowwhite.</text:p>
      <text:p text:style-name="Standard"><text:span text:style-name="_5f_step">4.</text:span> When you’re ready to login, get the password from your mentor.</text:p>
      <text:p text:style-name="Standard"><text:span text:style-name="_5f_step">5.</text:span> Login with your dojoname and password.</text:p>
      <text:p text:style-name="Standard"/>
      <text:p text:style-name="Standard"/>
      <text:h text:style-name="Heading_20_3" text:outline-level="3"><text:soft-page-break/>Clone the shrek repo</text:h>
      <text:p text:style-name="Standard"><text:span text:style-name="_5f_step">6.</text:span> Clone the shrek repository.</text:p>
      <text:p text:style-name="Standard">After cloning it, look! — it magically appears on your machine.</text:p>
      <text:p text:style-name="Standard">Take a peek and find your own folder among the list.</text:p>
      <text:h text:style-name="Heading_20_3" text:outline-level="3">Correct the file</text:h>
      <text:p text:style-name="Standard"><text:span text:style-name="_5f_step">7.</text:span> Open <text:span text:style-name="_5f_code">mixed-up-markup.html</text:span> and begin to correct it.</text:p>
      <text:p text:style-name="Standard">Commit and sync your changes.</text:p>
      <text:p text:style-name="Standard">(Hmmm, can you figure out how to do that? You might have to work together.)</text:p>
      <text:p text:style-name="Standard"><text:span text:style-name="_5f_step">8.</text:span> Make some more changes.</text:p>
      <text:p text:style-name="Standard">Commit and sync <text:s/>again.</text:p>
      <text:p text:style-name="Standard"><text:span text:style-name="_5f_step">9.</text:span> And again.</text:p>
      <text:p text:style-name="Standard"><text:span text:style-name="_5f_step">10.</text:span> And again.</text:p>
      <text:h text:style-name="Heading_20_3" text:outline-level="3">Take a look at what’s been happening in GitHub</text:h>
      <text:p text:style-name="Standard">Can you figure out what’s happening by now?</text:p>
      <text:p text:style-name="Standard">What do you think GitHub is for?</text:p>
      <text:h text:style-name="Heading_20_2" text:outline-level="2">Feeling brave?</text:h>
      <text:p text:style-name="Standard">What happens if you and a friend both start <text:span text:style-name="_5f_em">changing the same version </text:span>of <text:s/><text:span text:style-name="_5f_code">mixed-up-markup.html</text:span>?</text:p>
      <text:p text:style-name="Standard">Take it in turns.</text:p>
      <text:p text:style-name="Standard">Make changes.</text:p>
      <text:p text:style-name="Standard">Look at what’s been happening in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GungsuhChe" svg:font-family="GungsuhChe" style:font-family-generic="modern" style:font-pitch="fixed"/>
    <style:font-face style:name="Atomic Sushi" svg:font-family="'Atomic Sushi'" style:font-pitch="variable"/>
    <style:font-face style:name="Chow Fun" svg:font-family="'Chow Fun'" style:font-pitch="variable"/>
    <style:font-face style:name="Chow Fun2" svg:font-family="'Chow Fun'" style:font-adornments="Bold" style:font-pitch="variable"/>
    <style:font-face style:name="Chow Fun1" svg:font-family="'Chow Fun'" style:font-adornments="Regular" style:font-pitch="variable"/>
    <style:font-face style:name="Fontasia" svg:font-family="Fontasia" style:font-pitch="variable"/>
    <style:font-face style:name="StickRice" svg:font-family="StickRice" style:font-pitch="variable"/>
    <style:font-face style:name="Times New Roman" svg:font-family="'Times New Roman'" style:font-family-generic="roman" style:font-pitch="variable"/>
    <style:font-face style:name="Fat Sushi" svg:font-family="'Fat Sushi'" style:font-family-generic="script" style:font-pitch="variable"/>
    <style:font-face style:name="Arial" svg:font-family="Arial" style:font-family-generic="swiss" style:font-pitch="variable"/>
    <style:font-face style:name="Samurai" svg:font-family="Samura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/>
      <style:text-properties fo:color="#333333" style:font-name="Chow Fun1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42cm" fo:margin-bottom="0cm" fo:line-height="100%" fo:text-align="start" style:justify-single-word="false" fo:keep-together="always" fo:text-indent="0cm" style:auto-text-indent="false" style:page-number="auto" fo:break-before="auto" fo:break-after="auto" fo:padding="0cm" fo:border="none" style:shadow="none" fo:keep-with-next="always"/>
      <style:text-properties fo:color="#d9ab09" style:font-name="Chow Fun1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42cm" fo:margin-bottom="0cm" fo:text-align="start" style:justify-single-word="false" fo:text-indent="0cm" style:auto-text-indent="false" style:page-number="auto"/>
      <style:text-properties fo:color="#333333" style:text-outline="false" style:font-name="Chow Fun1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5f_step" style:display-name="_step" style:family="text">
      <style:text-properties fo:color="#d9ab09" style:font-name="Chow Fun2" fo:font-size="16pt" fo:text-shadow="none" fo:font-weight="bold" style:font-size-asian="10.5pt"/>
    </style:style>
    <style:style style:name="_5f_em" style:display-name="_em" style:family="text">
      <style:text-properties fo:color="#4c1900" fo:text-shadow="none" style:font-size-asian="10.5pt"/>
    </style:style>
    <style:style style:name="_5f_code" style:display-name="_code" style:family="text">
      <style:text-properties fo:color="#4c1900" fo:text-shadow="non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Page <text:span text:style-name="_5f_step"><text:page-number text:select-page="current">2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1"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3-04-26T00:31:08.48</dc:date>
    <meta:editing-duration>PT2H24M51S</meta:editing-duration>
    <meta:editing-cycles>10</meta:editing-cycles>
    <meta:generator>LibreOffice/3.5$Windows_x86 LibreOffice_project/165a79a-7059095-e13bb37-fef39a4-9503d18</meta:generator>
    <meta:print-date>2013-04-25T23:38:58.68</meta:print-date>
    <meta:document-statistic meta:table-count="0" meta:image-count="1" meta:object-count="0" meta:page-count="2" meta:paragraph-count="39" meta:word-count="283" meta:character-count="1529" meta:non-whitespace-character-count="1278"/>
  </office:meta>
</office:document-meta>
</file>